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1 and Load Sensor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/>
        </table:table-row>
        <table:table-row table:style-name="ro2">
          <table:table-cell table:style-name="ce10" office:value-type="string" calcext:value-type="string">
            <text:p>Use C B as R1 R2</text:p>
          </table:table-cell>
          <table:table-cell office:value-type="float" office:value="-29993" calcext:value-type="float">
            <text:p>-29993</text:p>
          </table:table-cell>
          <table:table-cell office:value-type="string" calcext:value-type="string">
            <text:p>The value that is a) negative and b) closest to zero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2 and Load Sensor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office:value-type="string" calcext:value-type="string">
            <text:p>good, but positive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Use D B as R1 R2</text:p>
          </table:table-cell>
          <table:table-cell office:value-type="float" office:value="-88291" calcext:value-type="float">
            <text:p>-88291</text:p>
          </table:table-cell>
          <table:table-cell office:value-type="string" calcext:value-type="string">
            <text:p>negative and close to zero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21:02:12.925826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26T21:53:49.856050603</dc:date>
    <meta:editing-duration>P2DT10M27S</meta:editing-duration>
    <meta:editing-cycles>31</meta:editing-cycles>
    <meta:generator>LibreOffice/4.2.8.2$Linux_X86_64 LibreOffice_project/420m0$Build-2</meta:generator>
    <meta:document-statistic meta:table-count="2" meta:cell-count="380" meta:object-count="0"/>
  </office:meta>
</office:document-meta>
</file>